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2b9" officeooo:paragraph-rsid="000652b9"/>
    </style:style>
    <style:style style:name="P2" style:family="paragraph" style:parent-style-name="Standard">
      <style:text-properties fo:font-size="14pt" officeooo:rsid="000652b9" officeooo:paragraph-rsid="000652b9" style:font-size-asian="14pt" style:font-size-complex="14pt"/>
    </style:style>
    <style:style style:name="P3" style:family="paragraph" style:parent-style-name="Standard">
      <style:text-properties fo:font-size="14pt" fo:font-weight="bold" officeooo:rsid="000652b9" officeooo:paragraph-rsid="000652b9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070bc9" officeooo:paragraph-rsid="00070bc9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7ac446" officeooo:paragraph-rsid="007ac44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7ceffb" officeooo:paragraph-rsid="007ceffb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normal" officeooo:rsid="000b9f47" officeooo:paragraph-rsid="000b9f47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d11ee" officeooo:paragraph-rsid="000d11ee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d11ee" officeooo:paragraph-rsid="008531c0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4441f" officeooo:paragraph-rsid="0014441f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72b0a" officeooo:paragraph-rsid="00172b0a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24af8b" officeooo:paragraph-rsid="0024af8b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28431d" officeooo:paragraph-rsid="0028431d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28431d" officeooo:paragraph-rsid="002a39f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2e0aaf" officeooo:paragraph-rsid="002e0aaf" style:font-size-asian="12.25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2fec47" officeooo:paragraph-rsid="002fec47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317fc4" officeooo:paragraph-rsid="00317fc4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317fc4" officeooo:paragraph-rsid="0033b0b0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317fc4" officeooo:paragraph-rsid="003dd214" style:font-size-asian="12.25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317fc4" officeooo:paragraph-rsid="00446c07" style:font-size-asian="12.25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317fc4" officeooo:paragraph-rsid="00468717" style:font-size-asian="12.25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4c0cd8" officeooo:paragraph-rsid="004c0cd8" style:font-size-asian="12.25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567546" officeooo:paragraph-rsid="00567546" style:font-size-asian="12.25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590385" officeooo:paragraph-rsid="00590385" style:font-size-asian="12.25pt" style:font-weight-asian="normal" style:font-size-complex="14pt" style:font-weight-complex="normal"/>
    </style:style>
    <style:style style:name="P26" style:family="paragraph" style:parent-style-name="Standard">
      <style:text-properties fo:font-size="14pt" fo:font-weight="normal" officeooo:rsid="00590385" officeooo:paragraph-rsid="0061b727" style:font-size-asian="12.25pt" style:font-weight-asian="normal" style:font-size-complex="14pt" style:font-weight-complex="normal"/>
    </style:style>
    <style:style style:name="P27" style:family="paragraph" style:parent-style-name="Standard">
      <style:text-properties fo:font-size="14pt" fo:font-weight="normal" officeooo:rsid="006e5cab" officeooo:paragraph-rsid="006e5cab" style:font-size-asian="12.25pt" style:font-weight-asian="normal" style:font-size-complex="14pt" style:font-weight-complex="normal"/>
    </style:style>
    <style:style style:name="P28" style:family="paragraph" style:parent-style-name="Standard">
      <style:text-properties fo:font-size="14pt" fo:font-weight="normal" officeooo:rsid="007bf2b0" officeooo:paragraph-rsid="007bf2b0" style:font-size-asian="12.25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11f0d6" officeooo:paragraph-rsid="000d11ee" style:font-size-asian="12.25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normal" officeooo:rsid="00070bc9" officeooo:paragraph-rsid="001eed14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normal" officeooo:rsid="001eed14" officeooo:paragraph-rsid="001eed14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6pt" fo:font-weight="bold" officeooo:rsid="00070bc9" officeooo:paragraph-rsid="00070bc9" style:font-size-asian="16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0652b9" officeooo:paragraph-rsid="000652b9" style:font-size-asian="16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28431d" officeooo:paragraph-rsid="0028431d" style:font-size-asian="16pt" style:font-weight-asian="bold" style:font-size-complex="16pt" style:font-weight-complex="bold"/>
    </style:style>
    <style:style style:name="P35" style:family="paragraph" style:parent-style-name="Standard">
      <style:text-properties fo:font-size="16pt" fo:font-weight="normal" officeooo:rsid="007ac446" officeooo:paragraph-rsid="007ac446" style:font-size-asian="16pt" style:font-weight-asian="normal" style:font-size-complex="16pt" style:font-weight-complex="normal"/>
    </style:style>
    <style:style style:name="P36" style:family="paragraph" style:parent-style-name="Standard">
      <style:text-properties officeooo:paragraph-rsid="007de6d3"/>
    </style:style>
    <style:style style:name="P37" style:family="paragraph" style:parent-style-name="Standard">
      <style:text-properties fo:font-size="14pt" fo:font-weight="normal" officeooo:rsid="0033785c" officeooo:paragraph-rsid="0033b0b0" style:font-size-asian="12.25pt" style:font-weight-asian="normal" style:font-size-complex="14pt" style:font-weight-complex="normal"/>
    </style:style>
    <style:style style:name="P38" style:family="paragraph" style:parent-style-name="Standard">
      <style:text-properties fo:font-size="14pt" fo:font-weight="normal" officeooo:rsid="000b9f47" officeooo:paragraph-rsid="007de6d3" style:font-size-asian="12.25pt" style:font-weight-asian="normal" style:font-size-complex="14pt" style:font-weight-complex="normal"/>
    </style:style>
    <style:style style:name="P39" style:family="paragraph" style:parent-style-name="Standard">
      <style:text-properties fo:font-size="14pt" fo:font-weight="normal" officeooo:rsid="00317fc4" officeooo:paragraph-rsid="003dd214" style:font-size-asian="12.25pt" style:font-weight-asian="normal" style:font-size-complex="14pt" style:font-weight-complex="normal"/>
    </style:style>
    <style:style style:name="P40" style:family="paragraph" style:parent-style-name="Standard">
      <style:text-properties fo:font-size="14pt" fo:font-weight="normal" officeooo:rsid="006e5cab" officeooo:paragraph-rsid="006e5cab" style:font-size-asian="12.25pt" style:font-weight-asian="normal" style:font-size-complex="14pt" style:font-weight-complex="normal"/>
    </style:style>
    <style:style style:name="P41" style:family="paragraph" style:parent-style-name="Standard">
      <style:text-properties fo:font-size="14pt" fo:font-weight="normal" officeooo:rsid="006e5cab" officeooo:paragraph-rsid="00912d58" style:font-size-asian="12.25pt" style:font-weight-asian="normal" style:font-size-complex="14pt" style:font-weight-complex="normal"/>
    </style:style>
    <style:style style:name="T1" style:family="text">
      <style:text-properties officeooo:rsid="0007306f"/>
    </style:style>
    <style:style style:name="T2" style:family="text">
      <style:text-properties officeooo:rsid="00089f42"/>
    </style:style>
    <style:style style:name="T3" style:family="text">
      <style:text-properties officeooo:rsid="000a77e5"/>
    </style:style>
    <style:style style:name="T4" style:family="text">
      <style:text-properties officeooo:rsid="000d11ee"/>
    </style:style>
    <style:style style:name="T5" style:family="text">
      <style:text-properties officeooo:rsid="0017a01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9325a" style:font-weight-asian="bold" style:font-weight-complex="bold"/>
    </style:style>
    <style:style style:name="T8" style:family="text">
      <style:text-properties fo:font-weight="bold" officeooo:rsid="00322f15" style:font-weight-asian="bold" style:font-weight-complex="bold"/>
    </style:style>
    <style:style style:name="T9" style:family="text">
      <style:text-properties fo:font-weight="bold" officeooo:rsid="0037e564" style:font-weight-asian="bold" style:font-weight-complex="bold"/>
    </style:style>
    <style:style style:name="T10" style:family="text">
      <style:text-properties fo:font-weight="bold" officeooo:rsid="00399abe" style:font-weight-asian="bold" style:font-weight-complex="bold"/>
    </style:style>
    <style:style style:name="T11" style:family="text">
      <style:text-properties fo:font-weight="bold" officeooo:rsid="003b67ed" style:font-weight-asian="bold" style:font-weight-complex="bold"/>
    </style:style>
    <style:style style:name="T12" style:family="text">
      <style:text-properties fo:font-weight="bold" officeooo:rsid="0040fd7b" style:font-weight-asian="bold" style:font-weight-complex="bold"/>
    </style:style>
    <style:style style:name="T13" style:family="text">
      <style:text-properties fo:font-weight="bold" officeooo:rsid="00446c07" style:font-weight-asian="bold" style:font-weight-complex="bold"/>
    </style:style>
    <style:style style:name="T14" style:family="text">
      <style:text-properties fo:font-weight="bold" officeooo:rsid="0045f69c" style:font-weight-asian="bold" style:font-weight-complex="bold"/>
    </style:style>
    <style:style style:name="T15" style:family="text">
      <style:text-properties fo:font-weight="bold" officeooo:rsid="00468717" style:font-weight-asian="bold" style:font-weight-complex="bold"/>
    </style:style>
    <style:style style:name="T16" style:family="text">
      <style:text-properties fo:font-weight="bold" officeooo:rsid="00483dc4" style:font-weight-asian="bold" style:font-weight-complex="bold"/>
    </style:style>
    <style:style style:name="T17" style:family="text">
      <style:text-properties fo:font-weight="bold" officeooo:rsid="004d34fd" style:font-weight-asian="bold" style:font-weight-complex="bold"/>
    </style:style>
    <style:style style:name="T18" style:family="text">
      <style:text-properties fo:font-weight="bold" officeooo:rsid="00523331" style:font-weight-asian="bold" style:font-weight-complex="bold"/>
    </style:style>
    <style:style style:name="T19" style:family="text">
      <style:text-properties fo:font-weight="bold" officeooo:rsid="005429e4" style:font-weight-asian="bold" style:font-weight-complex="bold"/>
    </style:style>
    <style:style style:name="T20" style:family="text">
      <style:text-properties fo:font-weight="bold" officeooo:rsid="005a709a" style:font-weight-asian="bold" style:font-weight-complex="bold"/>
    </style:style>
    <style:style style:name="T21" style:family="text">
      <style:text-properties fo:font-weight="bold" officeooo:rsid="005f8688" style:font-weight-asian="bold" style:font-weight-complex="bold"/>
    </style:style>
    <style:style style:name="T22" style:family="text">
      <style:text-properties fo:font-weight="bold" officeooo:rsid="0063ae86" style:font-weight-asian="bold" style:font-weight-complex="bold"/>
    </style:style>
    <style:style style:name="T23" style:family="text">
      <style:text-properties fo:font-weight="bold" officeooo:rsid="00661a82" style:font-weight-asian="bold" style:font-weight-complex="bold"/>
    </style:style>
    <style:style style:name="T24" style:family="text">
      <style:text-properties fo:font-weight="bold" officeooo:rsid="006859f7" style:font-weight-asian="bold" style:font-weight-complex="bold"/>
    </style:style>
    <style:style style:name="T25" style:family="text">
      <style:text-properties fo:font-weight="bold" officeooo:rsid="006b33c8" style:font-weight-asian="bold" style:font-weight-complex="bold"/>
    </style:style>
    <style:style style:name="T26" style:family="text">
      <style:text-properties fo:font-weight="bold" officeooo:rsid="006e1698" style:font-weight-asian="bold" style:font-weight-complex="bold"/>
    </style:style>
    <style:style style:name="T27" style:family="text">
      <style:text-properties fo:font-weight="bold" officeooo:rsid="00709acc" style:font-weight-asian="bold" style:font-weight-complex="bold"/>
    </style:style>
    <style:style style:name="T28" style:family="text">
      <style:text-properties fo:font-weight="bold" officeooo:rsid="0070b280" style:font-weight-asian="bold" style:font-weight-complex="bold"/>
    </style:style>
    <style:style style:name="T29" style:family="text">
      <style:text-properties fo:font-weight="bold" officeooo:rsid="0080adcc" style:font-weight-asian="bold" style:font-weight-complex="bold"/>
    </style:style>
    <style:style style:name="T30" style:family="text">
      <style:text-properties fo:font-weight="bold" officeooo:rsid="008d1139" style:font-weight-asian="bold" style:font-weight-complex="bold"/>
    </style:style>
    <style:style style:name="T31" style:family="text">
      <style:text-properties officeooo:rsid="002718ee"/>
    </style:style>
    <style:style style:name="T32" style:family="text">
      <style:text-properties officeooo:rsid="0029325a"/>
    </style:style>
    <style:style style:name="T33" style:family="text">
      <style:text-properties officeooo:rsid="002a39fd"/>
    </style:style>
    <style:style style:name="T34" style:family="text">
      <style:text-properties officeooo:rsid="002c19ae"/>
    </style:style>
    <style:style style:name="T35" style:family="text">
      <style:text-properties officeooo:rsid="002c41f1"/>
    </style:style>
    <style:style style:name="T36" style:family="text">
      <style:text-properties officeooo:rsid="002ce51c"/>
    </style:style>
    <style:style style:name="T37" style:family="text">
      <style:text-properties fo:font-size="14pt" fo:font-weight="normal" officeooo:rsid="000b9f47" style:font-size-asian="12.25pt" style:font-weight-asian="normal" style:font-size-complex="14pt" style:font-weight-complex="normal"/>
    </style:style>
    <style:style style:name="T38" style:family="text">
      <style:text-properties officeooo:rsid="002e0eab"/>
    </style:style>
    <style:style style:name="T39" style:family="text">
      <style:text-properties officeooo:rsid="002e42ea"/>
    </style:style>
    <style:style style:name="T40" style:family="text">
      <style:text-properties officeooo:rsid="00304d51"/>
    </style:style>
    <style:style style:name="T41" style:family="text">
      <style:text-properties officeooo:rsid="0031c35e"/>
    </style:style>
    <style:style style:name="T42" style:family="text">
      <style:text-properties officeooo:rsid="00322f15"/>
    </style:style>
    <style:style style:name="T43" style:family="text">
      <style:text-properties officeooo:rsid="0033785c"/>
    </style:style>
    <style:style style:name="T44" style:family="text">
      <style:text-properties officeooo:rsid="00355c80"/>
    </style:style>
    <style:style style:name="T45" style:family="text">
      <style:text-properties officeooo:rsid="0036bae2"/>
    </style:style>
    <style:style style:name="T46" style:family="text">
      <style:text-properties officeooo:rsid="0036fbde"/>
    </style:style>
    <style:style style:name="T47" style:family="text">
      <style:text-properties officeooo:rsid="0037e564"/>
    </style:style>
    <style:style style:name="T48" style:family="text">
      <style:text-properties officeooo:rsid="00383cec"/>
    </style:style>
    <style:style style:name="T49" style:family="text">
      <style:text-properties officeooo:rsid="00399abe"/>
    </style:style>
    <style:style style:name="T50" style:family="text">
      <style:text-properties officeooo:rsid="003a89df"/>
    </style:style>
    <style:style style:name="T51" style:family="text">
      <style:text-properties officeooo:rsid="003b67ed"/>
    </style:style>
    <style:style style:name="T52" style:family="text">
      <style:text-properties officeooo:rsid="003c9d25"/>
    </style:style>
    <style:style style:name="T53" style:family="text">
      <style:text-properties officeooo:rsid="003dd138"/>
    </style:style>
    <style:style style:name="T54" style:family="text">
      <style:text-properties officeooo:rsid="003dd214"/>
    </style:style>
    <style:style style:name="T55" style:family="text">
      <style:text-properties officeooo:rsid="003f57bb"/>
    </style:style>
    <style:style style:name="T56" style:family="text">
      <style:text-properties officeooo:rsid="0040fd7b"/>
    </style:style>
    <style:style style:name="T57" style:family="text">
      <style:text-properties officeooo:rsid="00446c07"/>
    </style:style>
    <style:style style:name="T58" style:family="text">
      <style:text-properties officeooo:rsid="0045f69c"/>
    </style:style>
    <style:style style:name="T59" style:family="text">
      <style:text-properties officeooo:rsid="00468717"/>
    </style:style>
    <style:style style:name="T60" style:family="text">
      <style:text-properties officeooo:rsid="00483dc4"/>
    </style:style>
    <style:style style:name="T61" style:family="text">
      <style:text-properties officeooo:rsid="00486d6e"/>
    </style:style>
    <style:style style:name="T62" style:family="text">
      <style:text-properties officeooo:rsid="004934d2"/>
    </style:style>
    <style:style style:name="T63" style:family="text">
      <style:text-properties officeooo:rsid="004a764b"/>
    </style:style>
    <style:style style:name="T64" style:family="text">
      <style:text-properties officeooo:rsid="004c7dcf"/>
    </style:style>
    <style:style style:name="T65" style:family="text">
      <style:text-properties officeooo:rsid="004d34fd"/>
    </style:style>
    <style:style style:name="T66" style:family="text">
      <style:text-properties officeooo:rsid="004e7d01"/>
    </style:style>
    <style:style style:name="T67" style:family="text">
      <style:text-properties officeooo:rsid="00507964"/>
    </style:style>
    <style:style style:name="T68" style:family="text">
      <style:text-properties officeooo:rsid="00523331"/>
    </style:style>
    <style:style style:name="T69" style:family="text">
      <style:text-properties officeooo:rsid="005333cb"/>
    </style:style>
    <style:style style:name="T70" style:family="text">
      <style:text-properties officeooo:rsid="005429e4"/>
    </style:style>
    <style:style style:name="T71" style:family="text">
      <style:text-properties officeooo:rsid="00549721"/>
    </style:style>
    <style:style style:name="T72" style:family="text">
      <style:text-properties officeooo:rsid="00582c40"/>
    </style:style>
    <style:style style:name="T73" style:family="text">
      <style:text-properties officeooo:rsid="00588a85"/>
    </style:style>
    <style:style style:name="T74" style:family="text">
      <style:text-properties officeooo:rsid="005a709a"/>
    </style:style>
    <style:style style:name="T75" style:family="text">
      <style:text-properties officeooo:rsid="005c92bd"/>
    </style:style>
    <style:style style:name="T76" style:family="text">
      <style:text-properties officeooo:rsid="005de1bd"/>
    </style:style>
    <style:style style:name="T77" style:family="text">
      <style:text-properties officeooo:rsid="005e4063"/>
    </style:style>
    <style:style style:name="T78" style:family="text">
      <style:text-properties officeooo:rsid="005f8688"/>
    </style:style>
    <style:style style:name="T79" style:family="text">
      <style:text-properties officeooo:rsid="0060cbed"/>
    </style:style>
    <style:style style:name="T80" style:family="text">
      <style:text-properties officeooo:rsid="0061b727"/>
    </style:style>
    <style:style style:name="T81" style:family="text">
      <style:text-properties officeooo:rsid="0063149e"/>
    </style:style>
    <style:style style:name="T82" style:family="text">
      <style:text-properties officeooo:rsid="0063ae86"/>
    </style:style>
    <style:style style:name="T83" style:family="text">
      <style:text-properties officeooo:rsid="00661a82"/>
    </style:style>
    <style:style style:name="T84" style:family="text">
      <style:text-properties officeooo:rsid="006705c7"/>
    </style:style>
    <style:style style:name="T85" style:family="text">
      <style:text-properties officeooo:rsid="006859f7"/>
    </style:style>
    <style:style style:name="T86" style:family="text">
      <style:text-properties officeooo:rsid="00692e30"/>
    </style:style>
    <style:style style:name="T87" style:family="text">
      <style:text-properties officeooo:rsid="006a941e"/>
    </style:style>
    <style:style style:name="T88" style:family="text">
      <style:text-properties officeooo:rsid="006b33c8"/>
    </style:style>
    <style:style style:name="T89" style:family="text">
      <style:text-properties officeooo:rsid="006b6b8d"/>
    </style:style>
    <style:style style:name="T90" style:family="text">
      <style:text-properties officeooo:rsid="006cf6d3"/>
    </style:style>
    <style:style style:name="T91" style:family="text">
      <style:text-properties officeooo:rsid="006e1698"/>
    </style:style>
    <style:style style:name="T92" style:family="text">
      <style:text-properties officeooo:rsid="006eb5d1"/>
    </style:style>
    <style:style style:name="T93" style:family="text">
      <style:text-properties officeooo:rsid="00709acc"/>
    </style:style>
    <style:style style:name="T94" style:family="text">
      <style:text-properties officeooo:rsid="0070b280"/>
    </style:style>
    <style:style style:name="T95" style:family="text">
      <style:text-properties officeooo:rsid="00729082"/>
    </style:style>
    <style:style style:name="T96" style:family="text">
      <style:text-properties officeooo:rsid="007360a0"/>
    </style:style>
    <style:style style:name="T97" style:family="text">
      <style:text-properties officeooo:rsid="0074c73e"/>
    </style:style>
    <style:style style:name="T98" style:family="text">
      <style:text-properties officeooo:rsid="0076a1db"/>
    </style:style>
    <style:style style:name="T99" style:family="text">
      <style:text-properties officeooo:rsid="007757a1"/>
    </style:style>
    <style:style style:name="T100" style:family="text">
      <style:text-properties officeooo:rsid="0078e537"/>
    </style:style>
    <style:style style:name="T101" style:family="text">
      <style:text-properties officeooo:rsid="007c4dec"/>
    </style:style>
    <style:style style:name="T102" style:family="text">
      <style:text-properties fo:color="#000000" loext:opacity="100%" style:font-name="Liberation Serif" fo:font-size="14pt" fo:font-style="normal" fo:font-weight="normal" style:font-size-asian="14pt" style:font-style-asian="normal" style:font-weight-asian="normal" style:font-size-complex="14pt"/>
    </style:style>
    <style:style style:name="T103" style:family="text">
      <style:text-properties fo:color="#000000" loext:opacity="100%" style:font-name="Liberation Serif" fo:font-style="normal" officeooo:rsid="008360bc" style:font-size-asian="14pt" style:font-style-asian="normal"/>
    </style:style>
    <style:style style:name="T104" style:family="text">
      <style:text-properties fo:color="#000000" loext:opacity="100%" style:font-name="Liberation Serif" fo:font-style="normal" officeooo:rsid="008531c0" style:font-size-asian="14pt" style:font-style-asian="normal"/>
    </style:style>
    <style:style style:name="T105" style:family="text">
      <style:text-properties fo:color="#000000" loext:opacity="100%" style:font-name="Liberation Serif" fo:font-style="normal" officeooo:rsid="00868cd1" style:font-size-asian="14pt" style:font-style-asian="normal"/>
    </style:style>
    <style:style style:name="T106" style:family="text">
      <style:text-properties fo:color="#000000" loext:opacity="100%" style:font-name="Liberation Serif" fo:font-style="normal" officeooo:rsid="0087d0ec" style:font-size-asian="14pt" style:font-style-asian="normal"/>
    </style:style>
    <style:style style:name="T107" style:family="text">
      <style:text-properties fo:color="#000000" loext:opacity="100%" style:font-name="Liberation Serif" fo:font-style="normal" officeooo:rsid="0088c01f" style:font-size-asian="14pt" style:font-style-asian="normal"/>
    </style:style>
    <style:style style:name="T108" style:family="text">
      <style:text-properties officeooo:rsid="007eb640"/>
    </style:style>
    <style:style style:name="T109" style:family="text">
      <style:text-properties officeooo:rsid="0080adcc"/>
    </style:style>
    <style:style style:name="T110" style:family="text">
      <style:text-properties officeooo:rsid="0081bdcc"/>
    </style:style>
    <style:style style:name="T111" style:family="text">
      <style:text-properties officeooo:rsid="008360bc"/>
    </style:style>
    <style:style style:name="T112" style:family="text">
      <style:text-properties officeooo:rsid="008ba715"/>
    </style:style>
    <style:style style:name="T113" style:family="text">
      <style:text-properties officeooo:rsid="008d1139"/>
    </style:style>
    <style:style style:name="T114" style:family="text">
      <style:text-properties officeooo:rsid="008d11fd"/>
    </style:style>
    <style:style style:name="T115" style:family="text">
      <style:text-properties officeooo:rsid="008eaea3"/>
    </style:style>
    <style:style style:name="T116" style:family="text">
      <style:text-properties officeooo:rsid="009034ba"/>
    </style:style>
    <style:style style:name="T117" style:family="text">
      <style:text-properties officeooo:rsid="00912d58"/>
    </style:style>
    <style:style style:name="T118" style:family="text">
      <style:text-properties officeooo:rsid="00917131"/>
    </style:style>
    <style:style style:name="T119" style:family="text">
      <style:text-properties officeooo:rsid="009195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pan text:style-name="T112">­</text:span>Dependencies:</text:p>
      <text:p text:style-name="P4"/>
      <text:p text:style-name="P30">Graphic user inter<text:span text:style-name="T1">face depends </text:span><text:span text:style-name="T2">on streamlit for creating web application;</text:span></text:p>
      <text:p text:style-name="P30"><text:span text:style-name="T2">on matplotlib for </text:span><text:span text:style-name="T3">plotting graphs;</text:span></text:p>
      <text:p text:style-name="P31">and on pandas for creating tables</text:p>
      <text:p text:style-name="P3"/>
      <text:p text:style-name="P3"/>
      <text:p text:style-name="P33">Structure of software:</text:p>
      <text:p text:style-name="P1"/>
      <text:p text:style-name="P1"/>
      <text:p text:style-name="P2">Urania is operated by 2 independent programs that communicate one with another through JSON files.</text:p>
      <text:p text:style-name="P2"/>
      <text:p text:style-name="P2">One program is responsible for interactions with mass spectrometer, another one is responsible for data visualisation and graphic user interface.</text:p>
      <text:p text:style-name="P1"/>
      <text:p text:style-name="P1"/>
      <text:p text:style-name="P34">Structure of libraries:</text:p>
      <text:p text:style-name="P34"/>
      <text:p text:style-name="P14">The code consists of the following libraries: <text:span text:style-name="T32">AbnormalityReaction.py; Functions.py; GUI_Settings_Menu.py; JSONoperators.py; main.py; RGA_comms.py; VSC_comms.py; StreamlitGUI.py, </text:span><text:span text:style-name="T112">TaskManagement.py</text:span><text:span text:style-name="T32">; </text:span></text:p>
      <text:p text:style-name="P14"/>
      <text:p text:style-name="P14"/>
      <text:p text:style-name="P15"><text:span text:style-name="T7"><text:tab/><text:tab/>AbnormalityReaction.py</text:span><text:span text:style-name="T32"> </text:span><text:span text:style-name="T33">library is responsible for finding abnormalities in mass spectrometer readings and report them to user</text:span></text:p>
      <text:p text:style-name="P15"/>
      <text:p text:style-name="P15"><text:tab/><text:span text:style-name="T6">FindAbnormalityInSpectrum</text:span> <text:span text:style-name="T34">function inputs </text:span><text:span text:style-name="T35">a</text:span><text:span text:style-name="T34"> </text:span><text:span text:style-name="T35">single</text:span><text:span text:style-name="T34"> spectrum as dictionary; date and time of this spectrum; filename of log; filename of </text:span><text:span text:style-name="T36">file with quality standarts and options</text:span></text:p>
      <text:p text:style-name="P15"/>
      <text:p text:style-name="P16">This functions compares each PPM reading for integer molar masses in spectrum to tolerance boundaries set in the <text:span text:style-name="T36">quality standarts</text:span> file.</text:p>
      <text:p text:style-name="P16"/>
      <text:p text:style-name="P16">This function may run in ambient and on-demand mode, depending whether DoReportToJSON is True or False. If True, function <text:span text:style-name="T38">is supposed to run right after </text:span><text:span text:style-name="T39">spectrum is obtained. It reports all abnormalities to JSON log. If False, function is supposed to run on-demand via GUI; and display all abnormalities to user via GUI</text:span></text:p>
      <text:p text:style-name="P16"/>
      <text:p text:style-name="P17"/>
      <text:p text:style-name="P17"><text:span text:style-name="T6"><text:tab/><text:tab/>Functions.py</text:span> library <text:span text:style-name="T40">contains functions that do not fit into any other library.</text:span></text:p>
      <text:p text:style-name="P17"><text:soft-page-break/></text:p>
      <text:p text:style-name="P18"><text:tab/><text:span text:style-name="T6">get_time_list</text:span> function <text:span text:style-name="T41">inputs list of spectrums and returns list of corresponding moments of time; at which those spectrums were recorded</text:span></text:p>
      <text:p text:style-name="P18"/>
      <text:p text:style-name="P19"><text:tab/><text:span text:style-name="T8">plot_mass </text:span><text:span text:style-name="T42">function </text:span><text:span text:style-name="T43">inputs list of spectrums and desired index; and outputs the list of PPM’s corresponding to given index. For example, it can return all third elements </text:span></text:p>
      <text:p text:style-name="P37">from list of lists.</text:p>
      <text:p text:style-name="P19"/>
      <text:p text:style-name="P19"/>
      <text:p text:style-name="P19"><text:tab/><text:tab/> <text:span text:style-name="T7">GUI_Settings_Menu.py</text:span><text:span text:style-name="T32"> </text:span><text:span text:style-name="T57">library</text:span><text:span text:style-name="T44"> </text:span><text:span text:style-name="T45">is responsible for settings menu that runs through </text:span><text:span text:style-name="T46">graphic user interface</text:span><text:span text:style-name="T45">. </text:span><text:span text:style-name="T47">It contains functions to modify JSON settings config that other pages rely on.</text:span></text:p>
      <text:p text:style-name="P19"/>
      <text:p text:style-name="P19"><text:tab/><text:span text:style-name="T9">reset_to_default</text:span><text:span text:style-name="T47"> function erases </text:span><text:span text:style-name="T48">currently used JSON config and overwrites it with factiory default JSON config</text:span></text:p>
      <text:p text:style-name="P19"/>
      <text:p text:style-name="P19"><text:tab/><text:span text:style-name="T10">apply_page_settings</text:span><text:span text:style-name="T49"> function </text:span><text:span text:style-name="T50">replaces given line in JSON config with desired line. Different lines in JSON config correspond to different pages of GUI. </text:span><text:span text:style-name="T52">It reads old JSON config and makes full copy of it with exception of desired </text:span><text:span text:style-name="T53">line</text:span><text:span text:style-name="T52">; then, overwriting old config with this copy.</text:span></text:p>
      <text:p text:style-name="P19"/>
      <text:p text:style-name="P20"><text:tab/><text:span text:style-name="T11">modify_*</text:span><text:span text:style-name="T51"> functions </text:span><text:span text:style-name="T53">input Settings dictionary for given line (obtained before) and Settings filename. Those functions let user </text:span><text:span text:style-name="T54">change given parameter, and then call <text:s/></text:span><text:span text:style-name="T10">apply_page_settings</text:span><text:span text:style-name="T49"> function </text:span><text:span text:style-name="T54">to make changes to JSON con</text:span><text:span text:style-name="T55">f</text:span><text:span text:style-name="T54">ig</text:span></text:p>
      <text:p text:style-name="P20"/>
      <text:p text:style-name="P20"><text:tab/><text:span text:style-name="T12">Settings_Page</text:span><text:span text:style-name="T56"> function is a ready–to–use Settings menu that runs through Streamlit</text:span></text:p>
      <text:p text:style-name="P20"/>
      <text:p text:style-name="P20"/>
      <text:p text:style-name="P21"><text:tab/> <text:tab/><text:span text:style-name="T7">JSONoperators.p</text:span><text:span text:style-name="T13">y</text:span><text:span text:style-name="T57"> library </text:span><text:span text:style-name="T58">is responsible for working with JSON files.</text:span></text:p>
      <text:p text:style-name="P21"/>
      <text:p text:style-name="P21"><text:tab/><text:span text:style-name="T14">read_spectrum_json</text:span><text:span text:style-name="T58"> function reads </text:span><text:span text:style-name="T59">all spectrums from JSON file that contains list of spectrums</text:span></text:p>
      <text:p text:style-name="P21"/>
      <text:p text:style-name="P22"><text:tab/><text:span text:style-name="T15">read_last_spectrums</text:span><text:span text:style-name="T59"> function reads the </text:span><text:span text:style-name="T61">specified</text:span><text:span text:style-name="T59"> amount of last spectrums from JSON file. It calls <text:s/></text:span><text:span text:style-name="T14">read_spectrum_json</text:span><text:span text:style-name="T58"> function </text:span><text:span text:style-name="T59">and cuts off the unwanted spectrums</text:span></text:p>
      <text:p text:style-name="P22"/>
      <text:p text:style-name="P22"><text:tab/><text:span text:style-name="T16">read_period_of_time</text:span><text:span text:style-name="T60"> function </text:span><text:span text:style-name="T62">reads specified amount of spectrums starting from specified moment of time from JSON file. </text:span><text:span text:style-name="T63">For example, it may read 10 most recent spectrums starting from 01 Jun 2024, 14:00:00.</text:span></text:p>
      <text:p text:style-name="P20"/>
      <text:p text:style-name="P20"><text:tab/></text:p>
      <text:p text:style-name="P23"><text:soft-page-break/><text:tab/><text:span text:style-name="T6">read_all_page_numbers</text:span> function <text:span text:style-name="T64">reads numbers of all pages that are specified in given JSON config</text:span></text:p>
      <text:p text:style-name="P23"/>
      <text:p text:style-name="P23"><text:tab/><text:tab/><text:span text:style-name="T17">main.py</text:span><text:span text:style-name="T65"> file </text:span><text:span text:style-name="T66">runs the main page of </text:span><text:span text:style-name="T67">graphic user interface</text:span></text:p>
      <text:p text:style-name="P23"/>
      <text:p text:style-name="P23"><text:tab/></text:p>
      <text:p text:style-name="P23"><text:tab/><text:tab/><text:span text:style-name="T18">RGA_comms.py</text:span><text:span text:style-name="T68"> library is responsible for </text:span><text:span text:style-name="T69">sending commands to gas analyser and receiving data from it.</text:span></text:p>
      <text:p text:style-name="P23"/>
      <text:p text:style-name="P23"><text:tab/><text:span text:style-name="T19">SendPacketsToRGA</text:span><text:span text:style-name="T70"> function </text:span><text:span text:style-name="T71">inputs a list of str commands. This functions converts those commands to bytes and sends to RGA via TCP protocol.</text:span></text:p>
      <text:p text:style-name="P24">This function saves all responses from RGA to received_list and returns it.</text:p>
      <text:p text:style-name="P24">This function can execute internal commands such as __listen__ or __wait_for_given_mass__. <text:span text:style-name="T72">Using those functions, user can </text:span><text:span text:style-name="T73">control how commands are sent to RGA; and how output is received.</text:span></text:p>
      <text:p text:style-name="P25">This function raises an error if “ERROR” keyword is detected in output.</text:p>
      <text:p text:style-name="P25"/>
      <text:p text:style-name="P25"><text:tab/><text:span text:style-name="T20">GetMassSpectrum</text:span><text:span text:style-name="T74"> function </text:span><text:span text:style-name="T75">creates a list of prompts for mass spectrometer to receive a mass spectrum with specified initial mass, amount of steps, step length and accuracy. </text:span><text:span text:style-name="T76">It sends this list of prompts to RGA; receives output, converts the output to </text:span><text:span text:style-name="T77">required format and </text:span></text:p>
      <text:p text:style-name="P25"/>
      <text:p text:style-name="P26"><text:tab/><text:span text:style-name="T21">AppendSpectrumJSON</text:span><text:span text:style-name="T78"> function </text:span><text:span text:style-name="T79">reads specifications (</text:span><text:span text:style-name="T75">initial mass, amount of steps, step length and accuracy</text:span><text:span text:style-name="T79">) from metadata in spectrum JSON file; </text:span><text:span text:style-name="T80">calls </text:span><text:span text:style-name="T20">GetMassSpectrum </text:span><text:span text:style-name="T80">to </text:span><text:span text:style-name="T81">get spectrum and writes this spectrum to JSON file</text:span></text:p>
      <text:p text:style-name="P26"/>
      <text:p text:style-name="P26"><text:tab/><text:tab/></text:p>
      <text:p text:style-name="P26"><text:tab/><text:tab/><text:span text:style-name="T22">VSC_comms</text:span><text:span text:style-name="T82"> library is responsible for communication with vaccuum control system</text:span></text:p>
      <text:p text:style-name="P26"/>
      <text:p text:style-name="P26"/>
      <text:p text:style-name="P26"><text:tab/><text:tab/><text:span text:style-name="T23">StreamlitGUI.py</text:span><text:span text:style-name="T83"> library is responsible for </text:span><text:span text:style-name="T84">data visualisation through web application.</text:span></text:p>
      <text:p text:style-name="P26"/>
      <text:p text:style-name="P26"><text:tab/><text:span text:style-name="T24">date_time_input</text:span><text:span text:style-name="T85"> function </text:span><text:span text:style-name="T86">create widgets for date input and time inputs; allowing user to search </text:span><text:span text:style-name="T87">for scans made at given moment of time</text:span></text:p>
      <text:p text:style-name="P26"/>
      <text:p text:style-name="P26"><text:tab/><text:span text:style-name="T25">three_dimentional_spectrum</text:span><text:span text:style-name="T88"> function </text:span><text:span text:style-name="T89">plots 3d graph with time at X axis; molar mass at Y axis </text:span><text:span text:style-name="T90">and PPM at Z axis</text:span></text:p>
      <text:p text:style-name="P26"/>
      <text:p text:style-name="P26"><text:soft-page-break/><text:tab/><text:span text:style-name="T26">constant_time_spectrum</text:span><text:span text:style-name="T91"> function plots a graph with molar mass at X axis and PPM at Y axis for specified moment of time. </text:span><text:span text:style-name="T92">Using slider, user can scroll through different moments of time</text:span></text:p>
      <text:p text:style-name="P26"/>
      <text:p text:style-name="P27"><text:span text:style-name="T6"><text:tab/>constant_time_spectrum_table</text:span> prints table with numerical value for previous function</text:p>
      <text:p text:style-name="P27"/>
      <text:p text:style-name="P27"><text:tab/><text:span text:style-name="T27">constant_mass_spectrum</text:span><text:span text:style-name="T93"> function plots graph with time at X axis and PPM in Y axis for range of specified molar masses. </text:span><text:span text:style-name="T100">User can input desired molar mass through text input widget</text:span></text:p>
      <text:p text:style-name="P27"/>
      <text:p text:style-name="P27"><text:tab/><text:span text:style-name="T28">display_one_sample_data</text:span><text:span text:style-name="T94"> function </text:span><text:span text:style-name="T95">creates a ready-to-use data visualisation page with three different types of graphs displayed. </text:span><text:span text:style-name="T96">It displays widgets for user to select preferred searching mode </text:span><text:span text:style-name="T97">(either display </text:span><text:span text:style-name="T98">most recent</text:span><text:span text:style-name="T97"> spectrums or search for </text:span><text:span text:style-name="T98">specific</text:span><text:span text:style-name="T97"> moment of time), </text:span><text:span text:style-name="T99">to select moment of time.</text:span></text:p>
      <text:p text:style-name="P27"/>
      <text:p text:style-name="P27"/>
      <text:p text:style-name="P27"><text:tab/></text:p>
      <text:p text:style-name="P27"><text:tab/><text:tab/><text:span text:style-name="T30">TaskManagement.py</text:span><text:span text:style-name="T113"> library is responsible for managing the task list</text:span></text:p>
      <text:p text:style-name="P27"/>
      <text:p text:style-name="P27"><text:tab/><text:span text:style-name="T114">GetTaskList name function reads main config and returns name of task list</text:span></text:p>
      <text:p text:style-name="P27"><text:tab/></text:p>
      <text:p text:style-name="P27"><text:tab/><text:span text:style-name="T114">UpdateTaskList function overwrites previous task list with current one</text:span></text:p>
      <text:p text:style-name="P27"/>
      <text:p text:style-name="P41"><text:tab/><text:span text:style-name="T115">CheckForEmergencyTasks function </text:span><text:span text:style-name="T116">checks the task list for emergency task; returns either True,Task_Name or False,None and updates required amount of executions for emergency task</text:span></text:p>
      <text:p text:style-name="P27"/>
      <text:p text:style-name="P41"><text:tab/><text:span text:style-name="T117">CheckForScheduledTasks function check </text:span><text:span text:style-name="T116">the task list for </text:span><text:span text:style-name="T117">scheduled</text:span><text:span text:style-name="T116"> task; returns either True,Task_Name or False,None and updates </text:span><text:span text:style-name="T117">the most recent execution time for executed task</text:span></text:p>
      <text:p text:style-name="P41"/>
      <text:p text:style-name="P41"><text:tab/><text:span text:style-name="T118">GetAmountOfASAPTasks reads the task list </text:span><text:span text:style-name="T119">and gets the amount of regular tasks</text:span></text:p>
      <text:p text:style-name="P41"/>
      <text:p text:style-name="P41"><text:tab/><text:span text:style-name="T119">GetASAPTask reads the task list; returns the name of required regular task and updates the number of most recently executed task</text:span></text:p>
      <text:p text:style-name="P41"/>
      <text:p text:style-name="P41"><text:tab/><text:span text:style-name="T119">GetTasks reads the task list; returns name of emergency task if any is there; returns name of scheduled task if any is there; or returns amount of regular task</text:span></text:p>
      <text:p text:style-name="P27"><text:tab/></text:p>
      <text:p text:style-name="P14"/>
      <text:p text:style-name="P1"/>
      <text:p text:style-name="P1"><text:soft-page-break/></text:p>
      <text:p text:style-name="P32">Structure of JSON files:</text:p>
      <text:p text:style-name="P32"/>
      <text:p text:style-name="P6">Spectrum file format</text:p>
      <text:p text:style-name="P32"/>
      <text:p text:style-name="P7">Spectrum files contain results produced from the same pipe over different moments of time in following format:</text:p>
      <text:p text:style-name="P7"/>
      <text:p text:style-name="P36"><text:span text:style-name="T37">{"class":"metadata",</text:span><text:span text:style-name="T102">"valve_number":1,"is_a_spectrum":"True","initial_value":1,"amount_of_scans":4096,"step":0.03125</text:span><text:span text:style-name="T37">}</text:span></text:p>
      <text:p text:style-name="P38"/>
      <text:p text:style-name="P7">{"class":"spectrum","time":<text:span text:style-name="T4">x</text:span>,"array":[<text:span text:style-name="T4">x1,x2,x3...</text:span>]}</text:p>
      <text:p text:style-name="P7"/>
      <text:p text:style-name="P8">Time is formatted as seconds since 01 Jan 1970 <text:span text:style-name="T109">using standard Python </text:span><text:span text:style-name="T29">datetime</text:span><text:span text:style-name="T109"> library</text:span></text:p>
      <text:p text:style-name="P8"/>
      <text:p text:style-name="P9">“<text:span text:style-name="T110">Metadata</text:span>” <text:span text:style-name="T110">line contains </text:span><text:span text:style-name="T111">valve_number (position of multi-inlet valve corresponding for this spectrum), </text:span><text:span text:style-name="T103">"is_a_spectrum":"True" </text:span><text:span text:style-name="T105">entry</text:span><text:span text:style-name="T104"> for error prevention; “</text:span><text:span text:style-name="T105">initial_value</text:span><text:span text:style-name="T104">”, “</text:span><text:span text:style-name="T105">amount_of_scans</text:span><text:span text:style-name="T104">” </text:span><text:span text:style-name="T105">and “step” enrties </text:span><text:span text:style-name="T106">correspond </text:span><text:span text:style-name="T107">to</text:span><text:span text:style-name="T106"> parameters of scanning</text:span></text:p>
      <text:p text:style-name="P8"/>
      <text:p text:style-name="P8">Array is formatted as PPM’s for different molar masses starting from “<text:span text:style-name="T108">initial_value”</text:span> with step of “<text:span text:style-name="T108">step</text:span>”</text:p>
      <text:p text:style-name="P8"/>
      <text:p text:style-name="P29"/>
      <text:p text:style-name="P32"/>
      <text:p text:style-name="P32"/>
      <text:p text:style-name="P32"/>
      <text:p text:style-name="P32"/>
      <text:p text:style-name="P5">GUI settings file format:</text:p>
      <text:p text:style-name="P35"/>
      <text:p text:style-name="P28">GUI settings file consists of multiple lines; each line corresponds to <text:span text:style-name="T101">settings of corresponding page.</text:span></text:p>
      <text:p text:style-name="P32"/>
      <text:p text:style-name="P12"><text:span text:style-name="T31">Following settings of GUI page are specified in </text:span><text:span text:style-name="T101">each</text:span><text:span text:style-name="T31"> </text:span><text:span text:style-name="T101">line</text:span><text:span text:style-name="T31"> </text:span><text:span text:style-name="T101">of </text:span><text:span text:style-name="T31">settings file</text:span>:</text:p>
      <text:p text:style-name="P12"/>
      <text:p text:style-name="P13"><text:tab/>- page name</text:p>
      <text:p text:style-name="P13"><text:tab/>- name of spectrum file</text:p>
      <text:p text:style-name="P13"><text:tab/>- vertical or horizontal orientation</text:p>
      <text:p text:style-name="P13"><text:tab/>- default masses to be displayed on const_mass graph</text:p>
      <text:p text:style-name="P13"><text:tab/>- default amount of spectrums to be displayed</text:p>
      <text:p text:style-name="P13"><text:tab/>- Options whether to display different types of graphs or no</text:p>
      <text:p text:style-name="P12"/>
      <text:p text:style-name="P10"><text:soft-page-break/>GUI settings has the following format:</text:p>
      <text:p text:style-name="P10"/>
      <text:p text:style-name="P10">{"page_name": "int", "spectrum_filename": "name", "orientation": "vertical"/”horizontal”, "default_amount_of_spectrums": "int", "default_masses": "int1,int2,int3...", "do_display_3d": "boolean", "do_display_const_mass": "boolean", "do_display_const_time": "boolean"}</text:p>
      <text:p text:style-name="P10"/>
      <text:p text:style-name="P11">GUI settings line specify which page it belongs to; which JSON file is parsed; <text:span text:style-name="T5">whether page is displayed horizontally or vertically; how much spectrums are displayed; what masses are displayed on const_mass graph; whether each type of graphs is displaye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9:59:59.040076634</meta:creation-date>
    <meta:generator>LibreOffice/7.3.7.2$Linux_X86_64 LibreOffice_project/30$Build-2</meta:generator>
    <dc:date>2024-06-27T14:28:16.879664456</dc:date>
    <meta:editing-duration>PT9H6M37S</meta:editing-duration>
    <meta:editing-cycles>128</meta:editing-cycles>
    <meta:document-statistic meta:table-count="0" meta:image-count="0" meta:object-count="0" meta:page-count="6" meta:paragraph-count="77" meta:word-count="1181" meta:character-count="8299" meta:non-whitespace-character-count="7127"/>
  </office:meta>
</office:document-meta>
</file>